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424436"/>
    </style:style>
    <style:style style:name="gr2" style:family="graphic" style:parent-style-name="standard">
      <style:graphic-properties draw:stroke="none" svg:stroke-width="0.001cm" draw:fill-color="#4e503e"/>
    </style:style>
    <style:style style:name="gr3" style:family="graphic" style:parent-style-name="standard">
      <style:graphic-properties draw:stroke="none" svg:stroke-width="0.001cm" draw:fill-color="#b6b79e"/>
    </style:style>
    <style:style style:name="gr4" style:family="graphic" style:parent-style-name="standard">
      <style:graphic-properties draw:stroke="none" svg:stroke-width="0.001cm" draw:fill-color="#c8c9b6"/>
    </style:style>
    <style:style style:name="gr5" style:family="graphic" style:parent-style-name="standard">
      <style:graphic-properties draw:stroke="none" svg:stroke-width="0.001cm" draw:fill-color="#7b7c5c"/>
    </style:style>
  </office:automatic-styles>
  <office:body>
    <office:drawing>
      <draw:page draw:name="page1" draw:style-name="dp1" draw:master-page-name="Default">
        <draw:g>
          <draw:glue-point draw:id="4" svg:x="-1.487cm" svg:y="-5cm"/>
          <draw:glue-point draw:id="5" svg:x="5cm" svg:y="-5cm"/>
          <draw:glue-point draw:id="6" svg:x="1.758cm" svg:y="-5cm"/>
          <draw:glue-point draw:id="7" svg:x="-3.562cm" svg:y="5cm"/>
          <draw:glue-point draw:id="8" svg:x="2.96cm" svg:y="5cm"/>
          <draw:glue-point draw:id="9" svg:x="-0.302cm" svg:y="5cm"/>
          <draw:glue-point draw:id="10" svg:x="-5cm" svg:y="0.437cm"/>
          <draw:glue-point draw:id="11" svg:x="-5cm" svg:y="3.1cm"/>
          <draw:glue-point draw:id="12" svg:x="-5cm" svg:y="1.768cm"/>
          <draw:glue-point draw:id="13" svg:x="-5cm" svg:y="1.008cm"/>
          <draw:glue-point draw:id="14" svg:x="5cm" svg:y="3.314cm"/>
          <draw:glue-point draw:id="15" svg:x="5cm" svg:y="-0.843cm"/>
          <draw:glue-point draw:id="16" svg:x="-0.469cm" svg:y="0.732cm"/>
          <draw:polygon draw:style-name="gr1" draw:layer="layout" svg:width="1.258cm" svg:height="0.219cm" svg:x="0.029cm" svg:y="0.991cm" svg:viewBox="0 0 1259 220" draw:points="0,220 219,0 1259,0 1039,220">
            <text:p/>
          </draw:polygon>
          <draw:polygon draw:style-name="gr2" draw:layer="layout" svg:width="0.238cm" svg:height="0.238cm" svg:x="0.021cm" svg:y="0.98cm" svg:viewBox="0 0 239 239" draw:points="227,0 220,3 0,223 15,239 235,18 227,0 235,18 236,17 237,16 237,15 238,14 238,13 238,12 239,11 239,10 238,9 238,8 238,7 237,6 237,5 236,5 236,4 235,3 234,2 234,2 232,1 232,1 231,0 230,0 229,0 228,0 227,0 226,0 225,0 224,0 223,1 222,1 221,2 220,3">
            <text:p/>
          </draw:polygon>
          <draw:polygon draw:style-name="gr2" draw:layer="layout" svg:width="1.049cm" svg:height="0.022cm" svg:x="0.248cm" svg:y="0.98cm" svg:viewBox="0 0 1050 23" draw:points="1047,19 1039,0 0,0 0,23 1039,23 1047,19 1039,23 1040,23 1041,22 1043,22 1044,21 1045,21 1045,20 1046,20 1047,19 1048,18 1048,17 1049,16 1049,15 1049,14 1050,13 1050,12 1050,11 1050,10 1050,9 1049,8 1049,7 1049,6 1048,5 1048,4 1047,3 1046,2 1045,2 1045,1 1044,0 1043,0 1041,0 1040,0 1039,0">
            <text:p/>
          </draw:polygon>
          <draw:polygon draw:style-name="gr2" draw:layer="layout" svg:width="0.238cm" svg:height="0.237cm" svg:x="1.057cm" svg:y="0.983cm" svg:viewBox="0 0 239 238" draw:points="11,238 18,234 239,14 223,0 3,219 11,238 3,219 2,220 1,221 0,222 0,223 0,224 0,225 0,226 0,227 0,228 0,229 0,230 0,231 1,232 1,233 2,233 3,234 4,235 4,235 5,236 6,236 7,237 8,238 9,238 10,238 11,238 12,238 13,238 14,237 15,236 16,236 17,235 18,234">
            <text:p/>
          </draw:polygon>
          <draw:polygon draw:style-name="gr2" draw:layer="layout" svg:width="1.05cm" svg:height="0.022cm" svg:x="0.018cm" svg:y="1.199cm" svg:viewBox="0 0 1051 23" draw:points="3,3 11,23 1051,23 1051,0 11,0 3,3 11,0 9,0 8,0 7,0 6,0 5,1 4,2 3,3 2,3 2,4 1,5 1,6 0,7 0,8 0,9 0,10 0,11 0,12 0,13 0,14 0,15 1,16 1,17 2,18 2,19 3,20 4,20 5,21 6,21 7,22 8,22 9,23 11,23">
            <text:p/>
          </draw:polygon>
          <draw:polygon draw:style-name="gr3" draw:layer="layout" svg:width="1.039cm" svg:height="0.511cm" svg:x="0.245cm" svg:y="1.376cm" svg:viewBox="0 0 1040 512" draw:points="0,0 0,512 1039,512 1040,0">
            <text:p/>
          </draw:polygon>
          <draw:polygon draw:style-name="gr2" draw:layer="layout" svg:width="0.022cm" svg:height="0.522cm" svg:x="0.234cm" svg:y="1.376cm" svg:viewBox="0 0 23 523" draw:points="11,523 22,512 23,0 0,0 0,512 11,523 0,512 0,513 0,514 0,516 0,516 1,517 2,518 2,519 3,520 4,521 5,521 6,521 7,522 8,522 9,523 10,523 11,523 12,523 13,523 14,522 15,522 16,521 17,521 18,521 19,520 19,519 20,518 21,517 21,516 22,516 22,514 22,513 22,512">
            <text:p/>
          </draw:polygon>
          <draw:polygon draw:style-name="gr2" draw:layer="layout" svg:width="1.05cm" svg:height="0.021cm" svg:x="0.245cm" svg:y="1.876cm" svg:viewBox="0 0 1051 22" draw:points="1051,10 1040,0 0,0 0,22 1040,22 1051,10 1040,22 1041,22 1042,22 1043,21 1044,20 1045,20 1046,20 1047,19 1048,18 1048,17 1049,17 1049,15 1050,14 1050,14 1050,13 1051,11 1051,10 1051,9 1050,8 1050,7 1050,6 1049,5 1049,4 1048,4 1048,3 1047,2 1046,1 1045,1 1044,0 1043,0 1042,0 1041,0 1040,0">
            <text:p/>
          </draw:polygon>
          <draw:polygon draw:style-name="gr2" draw:layer="layout" svg:width="0.021cm" svg:height="0.521cm" svg:x="1.273cm" svg:y="1.365cm" svg:viewBox="0 0 22 522" draw:points="11,0 0,10 0,522 22,522 22,10 11,0 22,10 22,9 22,8 21,7 20,6 20,4 20,4 19,3 18,2 17,2 17,1 16,1 15,0 14,0 13,0 12,0 10,0 10,0 8,0 7,0 6,0 5,1 5,1 3,2 3,2 2,3 2,4 1,4 1,6 0,7 0,8 0,9 0,10">
            <text:p/>
          </draw:polygon>
          <draw:polygon draw:style-name="gr2" draw:layer="layout" svg:width="1.05cm" svg:height="0.022cm" svg:x="0.235cm" svg:y="1.365cm" svg:viewBox="0 0 1051 23" draw:points="0,11 10,23 1051,23 1051,0 10,0 0,11 10,0 9,0 8,0 6,0 6,0 5,1 4,2 3,2 2,3 2,4 1,5 0,6 0,7 0,8 0,9 0,10 0,11 0,12 0,13 0,14 0,15 0,16 1,17 2,18 2,19 3,19 4,20 5,21 6,21 6,22 8,22 9,23 10,23">
            <text:p/>
          </draw:polygon>
          <draw:polygon draw:style-name="gr4" draw:layer="layout" svg:width="1.371cm" svg:height="0.331cm" svg:x="0.248cm" svg:y="0.011cm" svg:viewBox="0 0 1372 332" draw:points="0,332 332,0 1372,0 1040,332">
            <text:p/>
          </draw:polygon>
          <draw:polygon draw:style-name="gr2" draw:layer="layout" svg:width="0.35cm" svg:height="0.35cm" svg:x="0.241cm" svg:y="0cm" svg:viewBox="0 0 351 351" draw:points="340,0 332,3 0,335 15,351 347,18 340,0 347,18 348,17 349,16 349,15 350,14 350,13 350,12 351,11 351,10 350,9 350,8 350,7 349,6 349,5 348,4 348,4 347,3 346,2 345,1 345,1 344,0 343,0 342,0 341,0 340,0 339,0 338,0 337,0 336,0 335,1 334,1 333,2 332,3">
            <text:p/>
          </draw:polygon>
          <draw:polygon draw:style-name="gr2" draw:layer="layout" svg:width="1.05cm" svg:height="0.021cm" svg:x="0.58cm" svg:y="0cm" svg:viewBox="0 0 1051 22" draw:points="1047,18 1040,0 0,0 0,22 1040,22 1047,18 1040,22 1041,22 1042,22 1043,21 1044,21 1045,21 1046,20 1047,19 1048,18 1048,18 1049,17 1050,16 1050,15 1050,14 1051,13 1051,12 1051,11 1051,9 1051,8 1050,8 1050,7 1050,6 1049,5 1048,4 1048,3 1047,2 1046,2 1045,1 1044,1 1043,0 1042,0 1041,0 1040,0">
            <text:p/>
          </draw:polygon>
          <draw:polygon draw:style-name="gr2" draw:layer="layout" svg:width="0.35cm" svg:height="0.35cm" svg:x="1.276cm" svg:y="0.003cm" svg:viewBox="0 0 351 351" draw:points="11,350 18,347 351,15 335,0 3,332 11,350 3,332 2,333 1,334 0,335 0,336 0,337 0,338 0,339 0,340 0,341 0,342 0,343 0,344 1,345 2,346 2,346 3,347 3,348 4,349 5,349 6,349 7,350 8,350 9,351 10,351 11,351 12,351 13,350 14,350 15,349 16,349 17,348 18,347">
            <text:p/>
          </draw:polygon>
          <draw:polygon draw:style-name="gr2" draw:layer="layout" svg:width="1.05cm" svg:height="0.021cm" svg:x="0.238cm" svg:y="0.331cm" svg:viewBox="0 0 1051 22" draw:points="2,3 10,22 1051,22 1051,0 10,0 2,3 10,0 9,0 8,0 7,0 6,0 5,0 4,1 3,2 2,3 2,4 1,5 1,5 0,6 0,7 0,8 0,10 0,10 0,12 0,13 0,13 0,14 1,15 1,17 2,17 2,18 3,19 4,20 5,20 6,21 7,21 8,22 9,22 10,22">
            <text:p/>
          </draw:polygon>
          <draw:polygon draw:style-name="gr5" draw:layer="layout" svg:width="0.332cm" svg:height="0.732cm" svg:x="1.041cm" svg:y="0.876cm" svg:viewBox="0 0 333 733" draw:points="0,733 333,401 332,0 0,331">
            <text:p/>
          </draw:polygon>
          <draw:polygon draw:style-name="gr2" draw:layer="layout" svg:width="0.35cm" svg:height="0.35cm" svg:x="1.034cm" svg:y="1.265cm" svg:viewBox="0 0 351 351" draw:points="351,11 332,3 0,335 15,351 347,19 351,11 347,19 348,17 349,16 350,15 350,14 351,13 351,12 351,11 351,10 351,9 351,8 350,7 350,6 349,5 349,5 348,4 347,3 347,2 346,2 345,1 344,1 344,0 342,0 341,0 341,0 339,0 338,0 337,0 336,1 335,1 334,2 333,2 332,3">
            <text:p/>
          </draw:polygon>
          <draw:polygon draw:style-name="gr2" draw:layer="layout" svg:width="0.022cm" svg:height="0.412cm" svg:x="1.362cm" svg:y="0.865cm" svg:viewBox="0 0 23 413" draw:points="3,3 0,10 0,413 23,413 22,10 3,3 22,10 22,9 22,8 22,6 21,5 21,4 20,4 19,3 19,2 18,1 17,1 16,0 15,0 14,0 13,0 12,0 11,0 10,0 8,0 7,0 7,0 6,0 4,1 4,1 3,2 2,3 2,4 1,4 1,5 0,6 0,8 0,9 0,10">
            <text:p/>
          </draw:polygon>
          <draw:polygon draw:style-name="gr2" draw:layer="layout" svg:width="0.35cm" svg:height="0.35cm" svg:x="1.03cm" svg:y="0.868cm" svg:viewBox="0 0 351 351" draw:points="0,339 18,347 351,15 335,0 3,332 0,339 3,332 2,333 1,334 1,335 0,335 0,337 0,338 0,339 0,340 0,341 0,342 0,343 1,344 1,345 2,345 2,346 3,347 4,348 5,348 5,349 6,349 7,350 8,350 9,351 10,351 11,351 12,351 13,350 14,350 15,349 17,349 17,348 18,347">
            <text:p/>
          </draw:polygon>
          <draw:polygon draw:style-name="gr2" draw:layer="layout" svg:width="0.022cm" svg:height="0.412cm" svg:x="1.031cm" svg:y="1.206cm" svg:viewBox="0 0 23 413" draw:points="19,409 23,402 22,0 0,0 0,402 19,409 0,402 0,403 0,404 0,405 1,406 2,407 2,408 3,409 3,409 4,410 5,411 6,411 7,412 8,412 9,412 10,413 11,413 12,413 14,412 14,412 15,412 16,411 17,411 18,410 19,409 20,409 20,408 21,407 22,406 22,405 22,404 23,403 23,402">
            <text:p/>
          </draw:polygon>
          <draw:polygon draw:style-name="gr5" draw:layer="layout" svg:width="0.333cm" svg:height="1.975cm" svg:x="1.286cm" svg:y="0.011cm" svg:viewBox="0 0 334 1976" draw:points="0,1976 332,1645 334,0 1,330">
            <text:p/>
          </draw:polygon>
          <draw:polygon draw:style-name="gr2" draw:layer="layout" svg:width="0.351cm" svg:height="0.35cm" svg:x="1.279cm" svg:y="1.644cm" svg:viewBox="0 0 352 351" draw:points="351,11 333,3 0,335 15,351 348,18 351,11 348,18 349,17 350,16 350,15 351,14 351,13 351,12 352,11 352,10 351,9 351,8 351,7 351,6 350,5 349,4 349,4 348,3 347,2 346,2 346,1 345,1 344,0 343,0 342,0 341,0 340,0 339,0 338,0 337,0 336,1 334,1 334,2 333,3">
            <text:p/>
          </draw:polygon>
          <draw:polygon draw:style-name="gr2" draw:layer="layout" svg:width="0.023cm" svg:height="1.655cm" svg:x="1.607cm" svg:y="0cm" svg:viewBox="0 0 24 1656" draw:points="4,3 0,10 0,1656 23,1656 24,10 4,3 24,10 24,9 23,8 23,6 23,6 22,4 21,4 21,3 20,2 19,2 18,1 17,1 16,0 15,0 14,0 13,0 12,0 11,0 10,0 9,0 8,0 7,1 6,1 5,2 4,2 4,3 3,4 2,4 2,6 1,6 1,8 0,9 0,10">
            <text:p/>
          </draw:polygon>
          <draw:polygon draw:style-name="gr2" draw:layer="layout" svg:width="0.35cm" svg:height="0.35cm" svg:x="1.276cm" svg:y="0.003cm" svg:viewBox="0 0 351 351" draw:points="0,339 18,347 351,15 335,0 3,332 0,339 3,332 2,333 1,334 0,335 0,336 0,337 0,338 0,339 0,340 0,341 0,342 0,343 0,344 1,345 2,346 2,346 3,347 3,348 4,349 5,349 6,349 7,350 8,350 9,351 10,351 11,351 12,351 13,350 14,350 15,349 16,349 17,348 18,347">
            <text:p/>
          </draw:polygon>
          <draw:polygon draw:style-name="gr2" draw:layer="layout" svg:width="0.023cm" svg:height="1.655cm" svg:x="1.275cm" svg:y="0.342cm" svg:viewBox="0 0 24 1656" draw:points="19,1652 23,1644 24,0 0,0 0,1644 19,1652 0,1644 0,1646 0,1647 0,1649 1,1649 1,1650 2,1651 3,1652 3,1653 4,1653 5,1654 6,1654 7,1655 8,1655 9,1656 10,1656 11,1656 12,1656 13,1656 14,1655 15,1655 16,1654 17,1654 18,1653 19,1653 20,1652 20,1651 21,1650 21,1649 22,1649 23,1647 23,1646 23,1644">
            <text:p/>
          </draw:polygon>
          <draw:polygon draw:style-name="gr3" draw:layer="layout" svg:width="1.039cm" svg:height="0.101cm" svg:x="0.245cm" svg:y="1.888cm" svg:viewBox="0 0 1040 102" draw:points="0,0 0,102 1039,102 1040,0">
            <text:p/>
          </draw:polygon>
          <draw:polygon draw:style-name="gr2" draw:layer="layout" svg:width="0.022cm" svg:height="0.112cm" svg:x="0.234cm" svg:y="1.888cm" svg:viewBox="0 0 23 113" draw:points="11,113 22,102 23,0 0,0 0,102 11,113 0,102 0,103 0,104 0,105 0,107 1,108 2,108 2,109 3,110 4,111 5,111 6,112 7,112 8,113 9,113 10,113 11,113 12,113 13,113 14,113 15,112 16,112 17,111 18,111 19,110 19,109 20,108 21,108 21,107 22,105 22,104 22,103 22,102">
            <text:p/>
          </draw:polygon>
          <draw:polygon draw:style-name="gr2" draw:layer="layout" svg:width="1.05cm" svg:height="0.021cm" svg:x="0.245cm" svg:y="1.979cm" svg:viewBox="0 0 1051 22" draw:points="1051,11 1040,0 0,0 0,22 1040,22 1051,11 1040,22 1041,22 1042,22 1043,21 1044,21 1045,20 1046,20 1047,19 1048,18 1048,17 1049,16 1049,16 1050,15 1050,14 1050,13 1051,11 1051,11 1051,10 1050,9 1050,8 1050,7 1049,6 1049,5 1048,4 1048,3 1047,2 1046,2 1045,1 1044,1 1043,0 1042,0 1041,0 1040,0">
            <text:p/>
          </draw:polygon>
          <draw:polygon draw:style-name="gr2" draw:layer="layout" svg:width="0.021cm" svg:height="0.112cm" svg:x="1.273cm" svg:y="1.877cm" svg:viewBox="0 0 22 113" draw:points="11,0 0,11 0,113 22,113 22,11 11,0 22,11 22,9 22,8 21,6 20,6 20,5 20,4 19,3 18,3 17,2 17,1 16,1 15,0 14,0 13,0 12,0 10,0 10,0 8,0 7,0 6,0 5,1 5,1 3,2 3,3 2,3 2,4 1,5 1,6 0,6 0,8 0,9 0,11">
            <text:p/>
          </draw:polygon>
          <draw:polygon draw:style-name="gr2" draw:layer="layout" svg:width="1.05cm" svg:height="0.022cm" svg:x="0.235cm" svg:y="1.877cm" svg:viewBox="0 0 1051 23" draw:points="0,11 10,23 1051,23 1051,0 10,0 0,11 10,0 9,0 8,0 6,0 6,1 5,1 4,2 3,3 2,3 2,4 1,5 0,6 0,7 0,8 0,9 0,10 0,11 0,12 0,13 0,15 0,15 0,16 1,17 2,18 2,19 3,20 4,20 5,21 6,21 6,22 8,22 9,23 10,23">
            <text:p/>
          </draw:polygon>
          <draw:polygon draw:style-name="gr3" draw:layer="layout" svg:width="1.039cm" svg:height="0.511cm" svg:x="0.245cm" svg:y="0.342cm" svg:viewBox="0 0 1040 512" draw:points="0,0 0,512 1039,512 1040,0">
            <text:p/>
          </draw:polygon>
          <draw:polygon draw:style-name="gr2" draw:layer="layout" svg:width="0.022cm" svg:height="0.522cm" svg:x="0.234cm" svg:y="0.342cm" svg:viewBox="0 0 23 523" draw:points="11,523 22,512 23,0 0,0 0,512 11,523 0,512 0,513 0,514 0,515 0,517 1,517 2,518 2,519 3,520 4,520 5,521 6,522 7,522 8,522 9,522 10,523 11,523 12,523 13,522 14,522 15,522 16,522 17,521 18,520 19,520 19,519 20,518 21,517 21,517 22,515 22,514 22,513 22,512">
            <text:p/>
          </draw:polygon>
          <draw:polygon draw:style-name="gr2" draw:layer="layout" svg:width="1.05cm" svg:height="0.021cm" svg:x="0.245cm" svg:y="0.842cm" svg:viewBox="0 0 1051 22" draw:points="1051,11 1040,0 0,0 0,22 1040,22 1051,11 1040,22 1041,22 1042,21 1043,21 1044,21 1045,20 1046,20 1047,19 1048,18 1048,17 1049,16 1049,16 1050,14 1050,13 1050,13 1051,11 1051,11 1051,10 1050,9 1050,8 1050,7 1049,6 1049,5 1048,4 1048,3 1047,2 1046,2 1045,1 1044,0 1043,0 1042,0 1041,0 1040,0">
            <text:p/>
          </draw:polygon>
          <draw:polygon draw:style-name="gr2" draw:layer="layout" svg:width="0.021cm" svg:height="0.521cm" svg:x="1.273cm" svg:y="0.331cm" svg:viewBox="0 0 22 522" draw:points="11,0 0,10 0,522 22,522 22,10 11,0 22,10 22,9 22,8 21,6 20,6 20,4 20,4 19,3 18,2 17,1 17,1 16,0 15,0 14,0 13,0 12,0 10,0 10,0 8,0 7,0 6,0 5,0 5,1 3,1 3,2 2,3 2,4 1,4 1,6 0,6 0,8 0,9 0,10">
            <text:p/>
          </draw:polygon>
          <draw:polygon draw:style-name="gr2" draw:layer="layout" svg:width="1.05cm" svg:height="0.021cm" svg:x="0.235cm" svg:y="0.331cm" svg:viewBox="0 0 1051 22" draw:points="0,10 10,22 1051,22 1051,0 10,0 0,10 10,0 9,0 8,0 6,0 6,0 5,0 4,1 3,2 2,3 2,4 1,5 0,5 0,6 0,7 0,8 0,10 0,10 0,12 0,13 0,13 0,14 0,15 1,17 2,17 2,18 3,19 4,20 5,20 6,21 6,21 8,22 9,22 10,22">
            <text:p/>
          </draw:polygon>
          <draw:polygon draw:style-name="gr2" draw:layer="layout" svg:width="0.295cm" svg:height="0.021cm" svg:x="0.619cm" svg:y="0.6cm" svg:viewBox="0 0 296 22" draw:points="296,0 0,0 0,22 296,22">
            <text:p/>
          </draw:polygon>
          <draw:polygon draw:style-name="gr2" draw:layer="layout" svg:width="0.022cm" svg:height="0.221cm" svg:x="1.013cm" svg:y="0.491cm" svg:viewBox="0 0 23 222" draw:points="11,0 0,10 0,222 23,222 23,10 11,0 23,10 23,8 22,8 22,6 22,5 21,5 21,4 19,2 19,2 18,1 17,1 16,0 15,0 14,0 13,0 12,0 11,0 10,0 9,0 8,0 7,0 6,0 5,1 4,1 3,2 3,2 2,4 1,5 0,5 0,6 0,8 0,8 0,10">
            <text:p/>
          </draw:polygon>
          <draw:polygon draw:style-name="gr2" draw:layer="layout" svg:width="0.534cm" svg:height="0.021cm" svg:x="0.49cm" svg:y="0.491cm" svg:viewBox="0 0 535 22" draw:points="0,10 10,22 535,22 535,0 10,0 0,10 10,0 9,0 8,0 7,0 6,0 5,1 4,1 3,2 2,3 2,4 1,4 0,5 0,7 0,7 0,8 0,9 0,10 0,11 0,13 0,14 0,14 0,16 1,16 2,17 2,18 3,19 4,20 5,20 6,21 7,22 8,22 9,22 10,22">
            <text:p/>
          </draw:polygon>
          <draw:polygon draw:style-name="gr2" draw:layer="layout" svg:width="0.022cm" svg:height="0.221cm" svg:x="0.49cm" svg:y="0.501cm" svg:viewBox="0 0 23 222" draw:points="11,222 23,211 23,0 0,0 0,211 11,222 0,211 0,212 0,213 0,215 0,215 1,216 1,217 2,218 3,219 4,219 5,220 5,221 7,221 8,221 9,221 10,222 11,222 12,222 13,221 14,221 15,221 16,221 17,220 18,219 19,219 19,218 20,217 21,216 21,215 22,215 22,213 23,212 23,211">
            <text:p/>
          </draw:polygon>
          <draw:polygon draw:style-name="gr2" draw:layer="layout" svg:width="0.534cm" svg:height="0.022cm" svg:x="0.5cm" svg:y="0.701cm" svg:viewBox="0 0 535 23" draw:points="535,11 524,0 0,0 0,23 524,23 535,11 524,23 525,23 526,22 528,22 528,22 529,21 530,20 531,20 532,19 532,18 533,17 534,17 534,15 534,14 534,13 535,13 535,11 535,10 534,9 534,8 534,7 534,6 533,5 532,4 532,3 531,3 530,2 529,1 528,1 528,0 526,0 525,0 524,0">
            <text:p/>
          </draw:polygon>
          <draw:polygon draw:style-name="gr2" draw:layer="layout" svg:width="0.295cm" svg:height="0.022cm" svg:x="0.619cm" svg:y="1.643cm" svg:viewBox="0 0 296 23" draw:points="296,0 0,0 0,23 296,23">
            <text:p/>
          </draw:polygon>
          <draw:polygon draw:style-name="gr2" draw:layer="layout" svg:width="0.022cm" svg:height="0.221cm" svg:x="1.013cm" svg:y="1.534cm" svg:viewBox="0 0 23 222" draw:points="11,0 0,11 0,222 23,222 23,11 11,0 23,11 23,9 22,8 22,7 22,6 21,5 21,4 19,3 19,2 18,2 17,1 16,1 15,0 14,0 13,0 12,0 11,0 10,0 9,0 8,0 7,0 6,1 5,1 4,2 3,2 3,3 2,4 1,5 0,6 0,7 0,8 0,9 0,11">
            <text:p/>
          </draw:polygon>
          <draw:polygon draw:style-name="gr2" draw:layer="layout" svg:width="0.534cm" svg:height="0.022cm" svg:x="0.49cm" svg:y="1.534cm" svg:viewBox="0 0 535 23" draw:points="0,11 10,23 535,23 535,0 10,0 0,11 10,0 9,0 8,0 7,0 6,1 5,1 4,2 3,2 2,3 2,4 1,5 0,6 0,7 0,8 0,9 0,10 0,11 0,12 0,13 0,14 0,15 0,16 1,17 2,18 2,19 3,20 4,20 5,21 6,22 7,22 8,23 9,23 10,23">
            <text:p/>
          </draw:polygon>
          <draw:polygon draw:style-name="gr2" draw:layer="layout" svg:width="0.022cm" svg:height="0.221cm" svg:x="0.49cm" svg:y="1.545cm" svg:viewBox="0 0 23 222" draw:points="11,222 23,210 23,0 0,0 0,210 11,222 0,210 0,212 0,213 0,214 0,215 1,216 1,217 2,218 3,219 4,219 5,220 5,220 7,221 8,221 9,222 10,222 11,222 12,222 13,222 14,221 15,221 16,220 17,220 18,219 19,219 19,218 20,217 21,216 21,215 22,214 22,213 23,212 23,210">
            <text:p/>
          </draw:polygon>
          <draw:polygon draw:style-name="gr2" draw:layer="layout" svg:width="0.534cm" svg:height="0.021cm" svg:x="0.5cm" svg:y="1.745cm" svg:viewBox="0 0 535 22" draw:points="535,10 524,0 0,0 0,22 524,22 535,10 524,22 525,22 526,22 528,21 528,20 529,20 530,19 531,19 532,18 532,17 533,16 534,16 534,14 534,14 534,13 535,11 535,10 535,9 534,8 534,7 534,6 534,5 533,4 532,4 532,3 531,2 530,1 529,1 528,0 528,0 526,0 525,0 524,0">
            <text:p/>
          </draw:polygon>
          <draw:polygon draw:style-name="gr3" draw:layer="layout" svg:width="1.039cm" svg:height="0.511cm" svg:x="0.011cm" svg:y="1.098cm" svg:viewBox="0 0 1040 512" draw:points="0,0 0,512 1040,512 1040,0">
            <text:p/>
          </draw:polygon>
          <draw:polygon draw:style-name="gr2" draw:layer="layout" svg:width="0.021cm" svg:height="0.522cm" svg:x="0cm" svg:y="1.098cm" svg:viewBox="0 0 22 523" draw:points="10,523 22,512 22,0 0,0 0,512 10,523 0,512 0,513 0,514 0,515 0,516 1,517 1,518 2,519 3,520 3,520 5,521 5,522 6,522 7,522 8,522 9,523 10,523 11,523 12,522 13,522 14,522 15,522 16,521 17,520 18,520 19,519 19,518 20,517 20,516 21,515 21,514 22,513 22,512">
            <text:p/>
          </draw:polygon>
          <draw:polygon draw:style-name="gr2" draw:layer="layout" svg:width="1.05cm" svg:height="0.022cm" svg:x="0.011cm" svg:y="1.598cm" svg:viewBox="0 0 1051 23" draw:points="1051,11 1040,0 0,0 0,23 1040,23 1051,11 1040,23 1041,23 1042,22 1044,22 1044,22 1046,21 1046,20 1047,20 1048,19 1048,18 1049,17 1050,16 1050,15 1050,14 1051,13 1051,12 1051,11 1051,10 1051,9 1050,8 1050,7 1050,6 1049,5 1048,4 1048,3 1047,2 1046,2 1046,1 1044,0 1044,0 1042,0 1041,0 1040,0">
            <text:p/>
          </draw:polygon>
          <draw:polygon draw:style-name="gr2" draw:layer="layout" svg:width="0.022cm" svg:height="0.522cm" svg:x="1.039cm" svg:y="1.087cm" svg:viewBox="0 0 23 523" draw:points="11,0 0,10 0,523 22,523 23,10 11,0 23,10 23,9 22,8 22,7 21,6 21,5 20,4 20,3 19,2 18,2 17,1 16,1 15,0 14,0 13,0 12,0 11,0 10,0 9,0 8,0 7,0 5,1 5,1 4,2 3,2 2,3 1,4 1,5 0,6 0,7 0,8 0,9 0,10">
            <text:p/>
          </draw:polygon>
          <draw:polygon draw:style-name="gr2" draw:layer="layout" svg:width="1.05cm" svg:height="0.021cm" svg:x="0cm" svg:y="1.087cm" svg:viewBox="0 0 1051 22" draw:points="0,11 11,22 1051,22 1051,0 11,0 0,11 11,0 9,0 8,0 7,0 6,1 4,1 4,1 3,2 2,3 2,4 1,5 1,5 0,7 0,8 0,8 0,10 0,11 0,12 0,13 0,14 0,15 1,15 1,17 2,17 2,18 3,19 4,20 4,20 6,21 7,21 8,22 9,22 11,22">
            <text:p/>
          </draw:polygon>
          <draw:polygon draw:style-name="gr2" draw:layer="layout" svg:width="0.296cm" svg:height="0.021cm" svg:x="0.366cm" svg:y="1.352cm" svg:viewBox="0 0 297 22" draw:points="297,0 0,0 0,22 297,22">
            <text:p/>
          </draw:polygon>
          <draw:polygon draw:style-name="gr2" draw:layer="layout" svg:width="0.022cm" svg:height="0.221cm" svg:x="0.76cm" svg:y="1.242cm" svg:viewBox="0 0 23 222" draw:points="11,0 0,10 0,222 23,222 23,10 11,0 23,10 22,9 22,8 22,6 21,6 21,4 20,3 19,3 19,2 18,2 17,1 16,0 15,0 14,0 13,0 12,0 11,0 10,0 9,0 8,0 7,0 6,0 4,1 4,2 3,2 2,3 2,3 1,4 0,6 0,6 0,8 0,9 0,10">
            <text:p/>
          </draw:polygon>
          <draw:polygon draw:style-name="gr2" draw:layer="layout" svg:width="0.534cm" svg:height="0.021cm" svg:x="0.237cm" svg:y="1.242cm" svg:viewBox="0 0 535 22" draw:points="0,10 10,22 535,22 535,0 10,0 0,10 10,0 9,0 8,0 7,0 6,0 4,0 4,1 3,2 2,3 2,3 1,5 1,6 0,7 0,7 0,8 0,10 0,10 0,11 0,12 0,13 0,14 1,15 1,16 2,17 2,18 3,19 4,20 4,20 6,20 7,21 8,21 9,22 10,22">
            <text:p/>
          </draw:polygon>
          <draw:polygon draw:style-name="gr2" draw:layer="layout" svg:width="0.021cm" svg:height="0.221cm" svg:x="0.237cm" svg:y="1.253cm" svg:viewBox="0 0 22 222" draw:points="11,222 22,211 22,0 0,0 0,211 11,222 0,211 0,212 0,213 0,214 1,215 1,217 2,217 2,218 3,219 4,219 5,220 6,221 7,221 8,221 8,221 10,222 11,222 11,222 13,221 14,221 15,221 16,221 16,220 17,219 18,219 19,218 20,217 20,217 21,215 21,214 21,213 22,212 22,211">
            <text:p/>
          </draw:polygon>
          <draw:polygon draw:style-name="gr2" draw:layer="layout" svg:width="0.534cm" svg:height="0.021cm" svg:x="0.248cm" svg:y="1.453cm" svg:viewBox="0 0 535 22" draw:points="535,11 523,0 0,0 0,22 523,22 535,11 523,22 525,21 526,21 527,21 528,21 529,20 530,19 531,19 532,18 532,17 532,17 533,15 534,14 534,14 534,13 534,11 535,11 534,10 534,9 534,8 534,6 533,6 532,4 532,4 532,3 531,2 530,1 529,1 528,0 527,0 526,0 525,0 523,0">
            <text:p/>
          </draw:polygon>
          <draw:polygon draw:style-name="gr3" draw:layer="layout" svg:width="1.036cm" svg:height="0.135cm" svg:x="0.245cm" svg:y="0.855cm" svg:viewBox="0 0 1037 136" draw:points="0,0 0,136 1036,136 1037,0">
            <text:p/>
          </draw:polygon>
          <draw:polygon draw:style-name="gr2" draw:layer="layout" svg:width="0.022cm" svg:height="0.145cm" svg:x="0.234cm" svg:y="0.855cm" svg:viewBox="0 0 23 146" draw:points="11,146 22,135 23,0 0,0 0,135 11,146 0,135 0,136 0,137 0,139 1,140 1,141 2,141 2,142 3,143 4,144 5,144 6,145 7,145 8,145 9,145 10,146 11,146 12,146 13,145 14,145 15,145 16,145 17,144 18,144 19,143 19,142 20,141 21,141 21,140 22,139 22,137 22,136 22,135">
            <text:p/>
          </draw:polygon>
          <draw:polygon draw:style-name="gr2" draw:layer="layout" svg:width="1.047cm" svg:height="0.021cm" svg:x="0.245cm" svg:y="0.979cm" svg:viewBox="0 0 1048 22" draw:points="1048,11 1037,0 0,0 0,22 1037,22 1048,11 1037,22 1038,22 1039,21 1041,21 1042,21 1042,20 1043,20 1044,19 1045,19 1045,17 1046,17 1047,16 1047,15 1047,14 1048,13 1048,12 1048,11 1048,10 1048,9 1047,8 1047,7 1047,6 1046,5 1045,4 1045,3 1044,2 1043,2 1042,1 1042,0 1041,0 1039,0 1038,0 1037,0">
            <text:p/>
          </draw:polygon>
          <draw:polygon draw:style-name="gr2" draw:layer="layout" svg:width="0.022cm" svg:height="0.145cm" svg:x="1.27cm" svg:y="0.845cm" svg:viewBox="0 0 23 146" draw:points="11,0 0,10 0,146 23,146 23,10 11,0 23,10 23,9 23,8 22,7 22,6 21,4 21,4 20,3 19,2 18,2 18,1 16,1 15,0 15,0 13,0 12,0 11,0 10,0 9,0 8,0 7,0 6,1 5,1 4,2 3,2 3,3 2,4 1,4 0,6 0,7 0,8 0,9 0,10">
            <text:p/>
          </draw:polygon>
          <draw:polygon draw:style-name="gr2" draw:layer="layout" svg:width="1.047cm" svg:height="0.021cm" svg:x="0.235cm" svg:y="0.845cm" svg:viewBox="0 0 1048 22" draw:points="0,10 10,22 1048,22 1048,0 10,0 0,10 10,0 9,0 8,0 7,0 6,0 5,1 4,2 3,2 2,3 2,4 1,5 0,6 0,7 0,8 0,8 0,10 0,10 0,12 0,13 0,14 0,15 0,16 1,17 2,17 2,18 3,19 4,20 5,20 6,20 7,21 8,21 9,22 10,22">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File cabinet</dc:title>
    <meta:creation-date>2011-02-07T16:42:42</meta:creation-date>
    <meta:editing-duration>P0D</meta:editing-duration>
    <meta:editing-cycles>1</meta:editing-cycles>
    <meta:document-statistic meta:object-count="61"/>
    <meta:generator>OpenOffice.org/3.3$Linux OpenOffice.org_project/330m20$Build-9567</meta:generator>
  </office:meta>
</office:document-meta>
</file>